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AIR T (°C)</text:p>
          </table:table-cell>
          <table:table-cell office:value-type="string" calcext:value-type="string">
            <text:p>Tjele globalr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1291666666667" calcext:value-type="float">
            <text:p>4.91291666666667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.33170833333333" calcext:value-type="float">
            <text:p>-6.33170833333333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.67460416666667" calcext:value-type="float">
            <text:p>-5.67460416666667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140375" calcext:value-type="float">
            <text:p>-3.140375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.64758333333333" calcext:value-type="float">
            <text:p>-8.64758333333333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.17491666666667" calcext:value-type="float">
            <text:p>-8.17491666666667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.4920833333333" calcext:value-type="float">
            <text:p>-10.4920833333333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1.04" calcext:value-type="float">
            <text:p>-11.04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.1633333333333" calcext:value-type="float">
            <text:p>-10.1633333333333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0.6729166666667" calcext:value-type="float">
            <text:p>-10.6729166666667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.87808333333334" calcext:value-type="float">
            <text:p>-7.87808333333334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.76104166666667" calcext:value-type="float">
            <text:p>-9.76104166666667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.94395833333333" calcext:value-type="float">
            <text:p>-9.94395833333333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.539375" calcext:value-type="float">
            <text:p>-8.539375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.52720833333334" calcext:value-type="float">
            <text:p>-6.52720833333334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3.21" calcext:value-type="float">
            <text:p>-13.21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2.8365208333333" calcext:value-type="float">
            <text:p>-12.8365208333333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.54270833333333" calcext:value-type="float">
            <text:p>-1.54270833333333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0.0283333333333" calcext:value-type="float">
            <text:p>-10.0283333333333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0.5235416666667" calcext:value-type="float">
            <text:p>-10.5235416666667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.80375" calcext:value-type="float">
            <text:p>-11.80375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3.624375" calcext:value-type="float">
            <text:p>-13.624375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9.6870833333333" calcext:value-type="float">
            <text:p>-19.6870833333333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6.0816666666667" calcext:value-type="float">
            <text:p>-16.0816666666667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.6300625" calcext:value-type="float">
            <text:p>-4.6300625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.92904166666667" calcext:value-type="float">
            <text:p>-3.92904166666667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.9658125" calcext:value-type="float">
            <text:p>-4.96581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6.10175" calcext:value-type="float">
            <text:p>-6.1017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9.9175" calcext:value-type="float">
            <text:p>-9.9175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1.9954166666667" calcext:value-type="float">
            <text:p>-11.9954166666667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.198125" calcext:value-type="float">
            <text:p>-16.1981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1.8310416666667" calcext:value-type="float">
            <text:p>-11.8310416666667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.5404166666667" calcext:value-type="float">
            <text:p>-11.5404166666667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1.7622916666667" calcext:value-type="float">
            <text:p>-11.7622916666667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0.7595833333333" calcext:value-type="float">
            <text:p>-10.7595833333333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6.805875" calcext:value-type="float">
            <text:p>-6.805875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.17570833333333" calcext:value-type="float">
            <text:p>-4.17570833333333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4.9620625" calcext:value-type="float">
            <text:p>-4.9620625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4.2216666666667" calcext:value-type="float">
            <text:p>-14.22166666666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3.1441666666667" calcext:value-type="float">
            <text:p>-13.1441666666667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5.5389583333333" calcext:value-type="float">
            <text:p>-15.5389583333333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3.5" calcext:value-type="float">
            <text:p>-13.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.21429166666667" calcext:value-type="float">
            <text:p>-7.2142916666666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99075" calcext:value-type="float">
            <text:p>-0.99075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.7625" calcext:value-type="float">
            <text:p>-1.7625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0.1992708333333" calcext:value-type="float">
            <text:p>-10.1992708333333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.51241666666667" calcext:value-type="float">
            <text:p>-1.51241666666667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3403125" calcext:value-type="float">
            <text:p>4.3403125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68847916666667" calcext:value-type="float">
            <text:p>3.68847916666667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.9830625" calcext:value-type="float">
            <text:p>-5.983062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6.79908333333333" calcext:value-type="float">
            <text:p>-6.79908333333333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1.1975" calcext:value-type="float">
            <text:p>-11.197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0.9420208333333" calcext:value-type="float">
            <text:p>-10.9420208333333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.69358333333334" calcext:value-type="float">
            <text:p>-5.69358333333334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.17339583333333" calcext:value-type="float">
            <text:p>-3.17339583333333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.12783333333333" calcext:value-type="float">
            <text:p>-5.12783333333333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5.53452083333333" calcext:value-type="float">
            <text:p>-5.53452083333333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.30627083333333" calcext:value-type="float">
            <text:p>-1.3062708333333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.93160416666667" calcext:value-type="float">
            <text:p>-1.9316041666666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4.50185416666667" calcext:value-type="float">
            <text:p>-4.50185416666667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.8658125" calcext:value-type="float">
            <text:p>-7.865812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.65602083333333" calcext:value-type="float">
            <text:p>-7.65602083333333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.34879166666667" calcext:value-type="float">
            <text:p>-1.3487916666666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18879166666667" calcext:value-type="float">
            <text:p>1.1887916666666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.64429166666667" calcext:value-type="float">
            <text:p>-7.64429166666667</text:p>
          </table:table-cell>
          <table:table-cell office:value-type="float" office:value="68.3" calcext:value-type="float">
            <text:p>68.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8.93533333333333" calcext:value-type="float">
            <text:p>-8.9353333333333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.52435416666667" calcext:value-type="float">
            <text:p>-3.524354166666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733229166666667" calcext:value-type="float">
            <text:p>-0.73322916666666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35208333333333" calcext:value-type="float">
            <text:p>2.35208333333333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630375" calcext:value-type="float">
            <text:p>-0.630375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496604166666667" calcext:value-type="float">
            <text:p>-0.496604166666667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.7759375" calcext:value-type="float">
            <text:p>-1.7759375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.13360416666667" calcext:value-type="float">
            <text:p>-4.1336041666666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984145833333333" calcext:value-type="float">
            <text:p>-0.984145833333333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90577083333333" calcext:value-type="float">
            <text:p>1.9057708333333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33545833333333" calcext:value-type="float">
            <text:p>6.33545833333333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33004255319149" calcext:value-type="float">
            <text:p>4.3300425531914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.29627083333333" calcext:value-type="float">
            <text:p>-2.2962708333333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.20766666666667" calcext:value-type="float">
            <text:p>-1.20766666666667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16772916666667" calcext:value-type="float">
            <text:p>2.1677291666666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025625" calcext:value-type="float">
            <text:p>0.7025625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5.02764583333334" calcext:value-type="float">
            <text:p>-5.02764583333334</text:p>
          </table:table-cell>
          <table:table-cell office:value-type="float" office:value="94.9" calcext:value-type="float">
            <text:p>94.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.86427083333334" calcext:value-type="float">
            <text:p>-7.8642708333333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8.79652083333333" calcext:value-type="float">
            <text:p>-8.7965208333333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9.17885416666667" calcext:value-type="float">
            <text:p>-9.17885416666667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8.594125" calcext:value-type="float">
            <text:p>-8.594125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.06816666666667" calcext:value-type="float">
            <text:p>-6.06816666666667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.40252083333333" calcext:value-type="float">
            <text:p>-2.40252083333333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2825" calcext:value-type="float">
            <text:p>0.1282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9616666666667" calcext:value-type="float">
            <text:p>1.2961666666666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2494375" calcext:value-type="float">
            <text:p>2.249437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31416666666667" calcext:value-type="float">
            <text:p>2.3141666666666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93320833333333" calcext:value-type="float">
            <text:p>1.9332083333333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25197916666667" calcext:value-type="float">
            <text:p>5.25197916666667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57270833333333" calcext:value-type="float">
            <text:p>0.25727083333333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540375" calcext:value-type="float">
            <text:p>1.54037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73747916666667" calcext:value-type="float">
            <text:p>4.7374791666666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82154166666667" calcext:value-type="float">
            <text:p>4.8215416666666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768" calcext:value-type="float">
            <text:p>8.76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6194375" calcext:value-type="float">
            <text:p>11.619437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.201" calcext:value-type="float">
            <text:p>13.201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16229166666667" calcext:value-type="float">
            <text:p>6.1622916666666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01445833333333" calcext:value-type="float">
            <text:p>8.0144583333333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60720833333333" calcext:value-type="float">
            <text:p>5.6072083333333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88658333333333" calcext:value-type="float">
            <text:p>1.8865833333333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61504166666667" calcext:value-type="float">
            <text:p>4.6150416666666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51208333333333" calcext:value-type="float">
            <text:p>0.35120833333333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615541666666667" calcext:value-type="float">
            <text:p>-0.61554166666666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841583333333333" calcext:value-type="float">
            <text:p>0.84158333333333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86720833333333" calcext:value-type="float">
            <text:p>1.8672083333333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3028125" calcext:value-type="float">
            <text:p>1.302812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1831875" calcext:value-type="float">
            <text:p>3.183187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.56783333333333" calcext:value-type="float">
            <text:p>9.5678333333333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06825" calcext:value-type="float">
            <text:p>7.0682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24245833333333" calcext:value-type="float">
            <text:p>7.2424583333333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.62335416666667" calcext:value-type="float">
            <text:p>9.6233541666666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9610416666667" calcext:value-type="float">
            <text:p>13.961041666666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77633333333334" calcext:value-type="float">
            <text:p>8.7763333333333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.5970625" calcext:value-type="float">
            <text:p>3.597062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90979166666667" calcext:value-type="float">
            <text:p>8.90979166666667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.6825" calcext:value-type="float">
            <text:p>10.682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.1041875" calcext:value-type="float">
            <text:p>9.104187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512125" calcext:value-type="float">
            <text:p>4.51212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95695833333333" calcext:value-type="float">
            <text:p>6.95695833333333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.31533333333333" calcext:value-type="float">
            <text:p>9.31533333333333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.166875" calcext:value-type="float">
            <text:p>9.16687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.73958333333334" calcext:value-type="float">
            <text:p>9.7395833333333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.617875" calcext:value-type="float">
            <text:p>10.61787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7884791666667" calcext:value-type="float">
            <text:p>12.788479166666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.8716666666667" calcext:value-type="float">
            <text:p>11.871666666666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.3472916666667" calcext:value-type="float">
            <text:p>14.347291666666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.89625" calcext:value-type="float">
            <text:p>13.89625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.6941666666667" calcext:value-type="float">
            <text:p>17.69416666666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.59625" calcext:value-type="float">
            <text:p>14.596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71310416666667" calcext:value-type="float">
            <text:p>8.7131041666666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13310416666667" calcext:value-type="float">
            <text:p>6.13310416666667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.57872916666667" calcext:value-type="float">
            <text:p>9.5787291666666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.503125" calcext:value-type="float">
            <text:p>13.50312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.6216666666667" calcext:value-type="float">
            <text:p>14.621666666666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.8746808510638" calcext:value-type="float">
            <text:p>15.874680851063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.8877083333333" calcext:value-type="float">
            <text:p>18.887708333333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.1797916666667" calcext:value-type="float">
            <text:p>19.179791666666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.965" calcext:value-type="float">
            <text:p>17.965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.896875" calcext:value-type="float">
            <text:p>11.896875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.3498125" calcext:value-type="float">
            <text:p>11.3498125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.501875" calcext:value-type="float">
            <text:p>13.501875</text:p>
          </table:table-cell>
          <table:table-cell office:value-type="float" office:value="69.4" calcext:value-type="float">
            <text:p>69.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.9908333333333" calcext:value-type="float">
            <text:p>10.990833333333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.988125" calcext:value-type="float">
            <text:p>13.98812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.2191666666667" calcext:value-type="float">
            <text:p>18.219166666666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.954375" calcext:value-type="float">
            <text:p>21.95437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.1591666666667" calcext:value-type="float">
            <text:p>25.159166666666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.5985416666667" calcext:value-type="float">
            <text:p>19.598541666666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.9443333333333" calcext:value-type="float">
            <text:p>10.944333333333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.1643958333333" calcext:value-type="float">
            <text:p>15.164395833333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3464583333333" calcext:value-type="float">
            <text:p>16.346458333333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.856875" calcext:value-type="float">
            <text:p>17.85687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.788125" calcext:value-type="float">
            <text:p>20.78812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1.3910416666667" calcext:value-type="float">
            <text:p>21.391041666666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3.4033333333333" calcext:value-type="float">
            <text:p>23.403333333333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.0752083333333" calcext:value-type="float">
            <text:p>18.075208333333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.8402083333333" calcext:value-type="float">
            <text:p>13.840208333333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.5745833333333" calcext:value-type="float">
            <text:p>15.574583333333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.8897916666667" calcext:value-type="float">
            <text:p>11.889791666666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.079375" calcext:value-type="float">
            <text:p>12.07937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.1072916666667" calcext:value-type="float">
            <text:p>15.107291666666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.325625" calcext:value-type="float">
            <text:p>19.32562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.9866666666667" calcext:value-type="float">
            <text:p>18.986666666666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.165625" calcext:value-type="float">
            <text:p>18.16562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.46375" calcext:value-type="float">
            <text:p>19.4637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.6210416666667" calcext:value-type="float">
            <text:p>17.621041666666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.0952083333333" calcext:value-type="float">
            <text:p>19.095208333333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.0875" calcext:value-type="float">
            <text:p>21.087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.4439583333333" calcext:value-type="float">
            <text:p>19.443958333333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.4560416666667" calcext:value-type="float">
            <text:p>18.456041666666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.556875" calcext:value-type="float">
            <text:p>16.55687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.0560416666667" calcext:value-type="float">
            <text:p>15.05604166666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.8860416666667" calcext:value-type="float">
            <text:p>16.8860416666667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.2247916666667" calcext:value-type="float">
            <text:p>19.2247916666667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.54875" calcext:value-type="float">
            <text:p>18.548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.433125" calcext:value-type="float">
            <text:p>13.43312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.668125" calcext:value-type="float">
            <text:p>16.66812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.3802083333333" calcext:value-type="float">
            <text:p>20.380208333333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2.6429166666667" calcext:value-type="float">
            <text:p>22.642916666666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.9604166666667" calcext:value-type="float">
            <text:p>20.9604166666667</text:p>
          </table:table-cell>
          <table:table-cell office:value-type="float" office:value="69.4" calcext:value-type="float">
            <text:p>69.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.2302083333333" calcext:value-type="float">
            <text:p>19.230208333333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1.250625" calcext:value-type="float">
            <text:p>21.25062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1.1360416666667" calcext:value-type="float">
            <text:p>21.136041666666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.9658333333333" calcext:value-type="float">
            <text:p>20.965833333333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1.595" calcext:value-type="float">
            <text:p>21.59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.6925" calcext:value-type="float">
            <text:p>21.692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.7495833333333" calcext:value-type="float">
            <text:p>23.749583333333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.790625" calcext:value-type="float">
            <text:p>24.79062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.6622916666667" calcext:value-type="float">
            <text:p>22.662291666666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.6383333333333" calcext:value-type="float">
            <text:p>17.638333333333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.6152083333333" calcext:value-type="float">
            <text:p>19.615208333333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.7997916666667" calcext:value-type="float">
            <text:p>20.799791666666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4.3347916666667" calcext:value-type="float">
            <text:p>24.334791666666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.8341666666667" calcext:value-type="float">
            <text:p>25.834166666666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.723125" calcext:value-type="float">
            <text:p>24.72312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.9489583333333" calcext:value-type="float">
            <text:p>23.948958333333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.9647916666667" calcext:value-type="float">
            <text:p>25.964791666666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8.06875" calcext:value-type="float">
            <text:p>28.0687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.946875" calcext:value-type="float">
            <text:p>22.94687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4.6264583333333" calcext:value-type="float">
            <text:p>24.626458333333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.8077083333333" calcext:value-type="float">
            <text:p>23.807708333333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.3935416666667" calcext:value-type="float">
            <text:p>21.393541666666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.0102083333333" calcext:value-type="float">
            <text:p>19.010208333333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.74625" calcext:value-type="float">
            <text:p>20.7462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.9702083333333" calcext:value-type="float">
            <text:p>21.970208333333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.7070833333333" calcext:value-type="float">
            <text:p>22.707083333333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.6760416666667" calcext:value-type="float">
            <text:p>21.676041666666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3.9264583333333" calcext:value-type="float">
            <text:p>23.926458333333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.9358333333333" calcext:value-type="float">
            <text:p>22.935833333333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.564375" calcext:value-type="float">
            <text:p>21.56437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.098125" calcext:value-type="float">
            <text:p>20.09812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.50875" calcext:value-type="float">
            <text:p>20.5087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.9885416666667" calcext:value-type="float">
            <text:p>20.988541666666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.5335416666667" calcext:value-type="float">
            <text:p>22.533541666666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.16875" calcext:value-type="float">
            <text:p>22.16875</text:p>
          </table:table-cell>
          <table:table-cell office:value-type="float" office:value="86.8" calcext:value-type="float">
            <text:p>86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.9185416666667" calcext:value-type="float">
            <text:p>20.918541666666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9.7497916666667" calcext:value-type="float">
            <text:p>19.749791666666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7.03" calcext:value-type="float">
            <text:p>17.0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.7266666666667" calcext:value-type="float">
            <text:p>16.726666666666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9.2652083333333" calcext:value-type="float">
            <text:p>19.265208333333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.2083333333333" calcext:value-type="float">
            <text:p>20.208333333333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7.7129166666667" calcext:value-type="float">
            <text:p>17.712916666666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9.424375" calcext:value-type="float">
            <text:p>19.42437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9.9047916666667" calcext:value-type="float">
            <text:p>19.9047916666667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.345" calcext:value-type="float">
            <text:p>20.34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.7439583333333" calcext:value-type="float">
            <text:p>20.7439583333333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.8339583333333" calcext:value-type="float">
            <text:p>20.833958333333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.875" calcext:value-type="float">
            <text:p>19.87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6.3558333333333" calcext:value-type="float">
            <text:p>16.355833333333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.07875" calcext:value-type="float">
            <text:p>15.0787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.0883333333333" calcext:value-type="float">
            <text:p>18.088333333333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.3845833333333" calcext:value-type="float">
            <text:p>20.384583333333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7.8110416666667" calcext:value-type="float">
            <text:p>17.811041666666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9.4102083333333" calcext:value-type="float">
            <text:p>19.4102083333333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.224375" calcext:value-type="float">
            <text:p>19.224375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.311875" calcext:value-type="float">
            <text:p>16.31187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.3991666666667" calcext:value-type="float">
            <text:p>16.399166666666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8.5908333333333" calcext:value-type="float">
            <text:p>18.590833333333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.69" calcext:value-type="float">
            <text:p>18.6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.88" calcext:value-type="float">
            <text:p>19.8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3.8425" calcext:value-type="float">
            <text:p>23.842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.0914583333333" calcext:value-type="float">
            <text:p>24.091458333333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.5902083333333" calcext:value-type="float">
            <text:p>19.590208333333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.2504166666667" calcext:value-type="float">
            <text:p>12.250416666666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.5604166666667" calcext:value-type="float">
            <text:p>11.560416666666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.3310416666667" calcext:value-type="float">
            <text:p>14.331041666666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6.72375" calcext:value-type="float">
            <text:p>16.7237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.57625" calcext:value-type="float">
            <text:p>18.57625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.7835416666667" calcext:value-type="float">
            <text:p>17.7835416666667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.9685416666667" calcext:value-type="float">
            <text:p>19.9685416666667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.0310416666667" calcext:value-type="float">
            <text:p>16.0310416666667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.6581875" calcext:value-type="float">
            <text:p>11.658187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.44283333333333" calcext:value-type="float">
            <text:p>7.442833333333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.26197916666667" calcext:value-type="float">
            <text:p>8.26197916666667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.02425" calcext:value-type="float">
            <text:p>10.02425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.5547916666667" calcext:value-type="float">
            <text:p>12.5547916666667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.826875" calcext:value-type="float">
            <text:p>12.826875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.2466666666667" calcext:value-type="float">
            <text:p>14.2466666666667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.578125" calcext:value-type="float">
            <text:p>15.578125</text:p>
          </table:table-cell>
          <table:table-cell office:value-type="float" office:value="86.8" calcext:value-type="float">
            <text:p>86.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.9058333333333" calcext:value-type="float">
            <text:p>14.905833333333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.8189583333333" calcext:value-type="float">
            <text:p>12.818958333333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.9847916666667" calcext:value-type="float">
            <text:p>13.984791666666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7.071875" calcext:value-type="float">
            <text:p>17.07187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8.4733333333333" calcext:value-type="float">
            <text:p>18.4733333333333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.0752083333333" calcext:value-type="float">
            <text:p>17.07520833333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.3077083333333" calcext:value-type="float">
            <text:p>15.307708333333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.5352083333333" calcext:value-type="float">
            <text:p>13.5352083333333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.1962916666667" calcext:value-type="float">
            <text:p>10.1962916666667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747625" calcext:value-type="float">
            <text:p>5.7476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0724375" calcext:value-type="float">
            <text:p>5.0724375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.91854166666666" calcext:value-type="float">
            <text:p>9.91854166666666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.2497916666667" calcext:value-type="float">
            <text:p>12.2497916666667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.2748541666667" calcext:value-type="float">
            <text:p>12.2748541666667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.2163125" calcext:value-type="float">
            <text:p>12.2163125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34125" calcext:value-type="float">
            <text:p>15.34125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.8254166666667" calcext:value-type="float">
            <text:p>16.8254166666667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8.0879166666667" calcext:value-type="float">
            <text:p>18.0879166666667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.95875" calcext:value-type="float">
            <text:p>16.95875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.8347916666667" calcext:value-type="float">
            <text:p>16.8347916666667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.7733333333333" calcext:value-type="float">
            <text:p>13.7733333333333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.42625" calcext:value-type="float">
            <text:p>14.426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.0654166666667" calcext:value-type="float">
            <text:p>12.0654166666667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97633333333333" calcext:value-type="float">
            <text:p>6.976333333333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37366666666666" calcext:value-type="float">
            <text:p>7.37366666666666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.05914583333333" calcext:value-type="float">
            <text:p>7.05914583333333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.05439583333333" calcext:value-type="float">
            <text:p>8.05439583333333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.78922916666667" calcext:value-type="float">
            <text:p>7.78922916666667</text:p>
          </table:table-cell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.10445833333333" calcext:value-type="float">
            <text:p>8.10445833333333</text:p>
          </table:table-cell>
          <table:table-cell office:value-type="float" office:value="85.6" calcext:value-type="float">
            <text:p>85.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73470833333333" calcext:value-type="float">
            <text:p>5.73470833333333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01985416666667" calcext:value-type="float">
            <text:p>5.019854166666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852375" calcext:value-type="float">
            <text:p>7.852375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.39983333333333" calcext:value-type="float">
            <text:p>8.39983333333333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.04579166666667" calcext:value-type="float">
            <text:p>5.04579166666667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607375" calcext:value-type="float">
            <text:p>4.607375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22704166666667" calcext:value-type="float">
            <text:p>1.22704166666667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66745833333333" calcext:value-type="float">
            <text:p>2.66745833333333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.87814583333333" calcext:value-type="float">
            <text:p>2.87814583333333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4599375" calcext:value-type="float">
            <text:p>3.459937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81877083333333" calcext:value-type="float">
            <text:p>5.81877083333333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13389583333333" calcext:value-type="float">
            <text:p>6.13389583333333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.5381875" calcext:value-type="float">
            <text:p>9.5381875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69952083333333" calcext:value-type="float">
            <text:p>5.69952083333333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80135416666667" calcext:value-type="float">
            <text:p>1.80135416666667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09945833333333" calcext:value-type="float">
            <text:p>2.09945833333333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83589583333334" calcext:value-type="float">
            <text:p>6.83589583333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.86363636363636" calcext:value-type="float">
            <text:p>9.86363636363636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" table:formula="of:=AVERAGE([.B$309:.B$311])-(AVERAGE([.B$309:.B$311])-[.B$366])/COUNT([.A$314:.A$366])*COUNT([.A$312:.A312])" office:value-type="float" office:value="3.51137631027254" calcext:value-type="float">
            <text:p>3.51137631027254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" table:formula="of:=AVERAGE([.B$309:.B$311])-(AVERAGE([.B$309:.B$311])-[.B$366])/COUNT([.A$314:.A$366])*COUNT([.A$312:.A313])" office:value-type="float" office:value="3.4438498427673" calcext:value-type="float">
            <text:p>3.4438498427673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" table:formula="of:=AVERAGE([.B$309:.B$311])-(AVERAGE([.B$309:.B$311])-[.B$366])/COUNT([.A$314:.A$366])*COUNT([.A$312:.A314])" office:value-type="float" office:value="3.37632337526206" calcext:value-type="float">
            <text:p>3.37632337526206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" table:formula="of:=AVERAGE([.B$309:.B$311])-(AVERAGE([.B$309:.B$311])-[.B$366])/COUNT([.A$314:.A$366])*COUNT([.A$312:.A315])" office:value-type="float" office:value="3.30879690775682" calcext:value-type="float">
            <text:p>3.30879690775682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" table:formula="of:=AVERAGE([.B$309:.B$311])-(AVERAGE([.B$309:.B$311])-[.B$366])/COUNT([.A$314:.A$366])*COUNT([.A$312:.A316])" office:value-type="float" office:value="3.24127044025157" calcext:value-type="float">
            <text:p>3.24127044025157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 table:formula="of:=AVERAGE([.B$309:.B$311])-(AVERAGE([.B$309:.B$311])-[.B$366])/COUNT([.A$314:.A$366])*COUNT([.A$312:.A317])" office:value-type="float" office:value="3.17374397274633" calcext:value-type="float">
            <text:p>3.17374397274633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" table:formula="of:=AVERAGE([.B$309:.B$311])-(AVERAGE([.B$309:.B$311])-[.B$366])/COUNT([.A$314:.A$366])*COUNT([.A$312:.A318])" office:value-type="float" office:value="3.10621750524109" calcext:value-type="float">
            <text:p>3.10621750524109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" table:formula="of:=AVERAGE([.B$309:.B$311])-(AVERAGE([.B$309:.B$311])-[.B$366])/COUNT([.A$314:.A$366])*COUNT([.A$312:.A319])" office:value-type="float" office:value="3.03869103773585" calcext:value-type="float">
            <text:p>3.03869103773585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" table:formula="of:=AVERAGE([.B$309:.B$311])-(AVERAGE([.B$309:.B$311])-[.B$366])/COUNT([.A$314:.A$366])*COUNT([.A$312:.A320])" office:value-type="float" office:value="2.97116457023061" calcext:value-type="float">
            <text:p>2.97116457023061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" table:formula="of:=AVERAGE([.B$309:.B$311])-(AVERAGE([.B$309:.B$311])-[.B$366])/COUNT([.A$314:.A$366])*COUNT([.A$312:.A321])" office:value-type="float" office:value="2.90363810272537" calcext:value-type="float">
            <text:p>2.90363810272537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 table:formula="of:=AVERAGE([.B$309:.B$311])-(AVERAGE([.B$309:.B$311])-[.B$366])/COUNT([.A$314:.A$366])*COUNT([.A$312:.A322])" office:value-type="float" office:value="2.83611163522013" calcext:value-type="float">
            <text:p>2.83611163522013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" table:formula="of:=AVERAGE([.B$309:.B$311])-(AVERAGE([.B$309:.B$311])-[.B$366])/COUNT([.A$314:.A$366])*COUNT([.A$312:.A323])" office:value-type="float" office:value="2.76858516771489" calcext:value-type="float">
            <text:p>2.76858516771489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" table:formula="of:=AVERAGE([.B$309:.B$311])-(AVERAGE([.B$309:.B$311])-[.B$366])/COUNT([.A$314:.A$366])*COUNT([.A$312:.A324])" office:value-type="float" office:value="2.70105870020964" calcext:value-type="float">
            <text:p>2.70105870020964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" table:formula="of:=AVERAGE([.B$309:.B$311])-(AVERAGE([.B$309:.B$311])-[.B$366])/COUNT([.A$314:.A$366])*COUNT([.A$312:.A325])" office:value-type="float" office:value="2.6335322327044" calcext:value-type="float">
            <text:p>2.6335322327044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" table:formula="of:=AVERAGE([.B$309:.B$311])-(AVERAGE([.B$309:.B$311])-[.B$366])/COUNT([.A$314:.A$366])*COUNT([.A$312:.A326])" office:value-type="float" office:value="2.56600576519916" calcext:value-type="float">
            <text:p>2.56600576519916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" table:formula="of:=AVERAGE([.B$309:.B$311])-(AVERAGE([.B$309:.B$311])-[.B$366])/COUNT([.A$314:.A$366])*COUNT([.A$312:.A327])" office:value-type="float" office:value="2.49847929769392" calcext:value-type="float">
            <text:p>2.49847929769392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" table:formula="of:=AVERAGE([.B$309:.B$311])-(AVERAGE([.B$309:.B$311])-[.B$366])/COUNT([.A$314:.A$366])*COUNT([.A$312:.A328])" office:value-type="float" office:value="2.43095283018868" calcext:value-type="float">
            <text:p>2.43095283018868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" table:formula="of:=AVERAGE([.B$309:.B$311])-(AVERAGE([.B$309:.B$311])-[.B$366])/COUNT([.A$314:.A$366])*COUNT([.A$312:.A329])" office:value-type="float" office:value="2.36342636268344" calcext:value-type="float">
            <text:p>2.36342636268344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" table:formula="of:=AVERAGE([.B$309:.B$311])-(AVERAGE([.B$309:.B$311])-[.B$366])/COUNT([.A$314:.A$366])*COUNT([.A$312:.A330])" office:value-type="float" office:value="2.2958998951782" calcext:value-type="float">
            <text:p>2.2958998951782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" table:formula="of:=AVERAGE([.B$309:.B$311])-(AVERAGE([.B$309:.B$311])-[.B$366])/COUNT([.A$314:.A$366])*COUNT([.A$312:.A331])" office:value-type="float" office:value="2.22837342767296" calcext:value-type="float">
            <text:p>2.22837342767296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 table:formula="of:=AVERAGE([.B$309:.B$311])-(AVERAGE([.B$309:.B$311])-[.B$366])/COUNT([.A$314:.A$366])*COUNT([.A$312:.A332])" office:value-type="float" office:value="2.16084696016772" calcext:value-type="float">
            <text:p>2.16084696016772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" table:formula="of:=AVERAGE([.B$309:.B$311])-(AVERAGE([.B$309:.B$311])-[.B$366])/COUNT([.A$314:.A$366])*COUNT([.A$312:.A333])" office:value-type="float" office:value="2.09332049266247" calcext:value-type="float">
            <text:p>2.09332049266247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" table:formula="of:=AVERAGE([.B$309:.B$311])-(AVERAGE([.B$309:.B$311])-[.B$366])/COUNT([.A$314:.A$366])*COUNT([.A$312:.A334])" office:value-type="float" office:value="2.02579402515723" calcext:value-type="float">
            <text:p>2.02579402515723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" table:formula="of:=AVERAGE([.B$309:.B$311])-(AVERAGE([.B$309:.B$311])-[.B$366])/COUNT([.A$314:.A$366])*COUNT([.A$312:.A335])" office:value-type="float" office:value="1.95826755765199" calcext:value-type="float">
            <text:p>1.95826755765199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" table:formula="of:=AVERAGE([.B$309:.B$311])-(AVERAGE([.B$309:.B$311])-[.B$366])/COUNT([.A$314:.A$366])*COUNT([.A$312:.A336])" office:value-type="float" office:value="1.89074109014675" calcext:value-type="float">
            <text:p>1.89074109014675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" table:formula="of:=AVERAGE([.B$309:.B$311])-(AVERAGE([.B$309:.B$311])-[.B$366])/COUNT([.A$314:.A$366])*COUNT([.A$312:.A337])" office:value-type="float" office:value="1.82321462264151" calcext:value-type="float">
            <text:p>1.82321462264151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" table:formula="of:=AVERAGE([.B$309:.B$311])-(AVERAGE([.B$309:.B$311])-[.B$366])/COUNT([.A$314:.A$366])*COUNT([.A$312:.A338])" office:value-type="float" office:value="1.75568815513627" calcext:value-type="float">
            <text:p>1.75568815513627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" table:formula="of:=AVERAGE([.B$309:.B$311])-(AVERAGE([.B$309:.B$311])-[.B$366])/COUNT([.A$314:.A$366])*COUNT([.A$312:.A339])" office:value-type="float" office:value="1.68816168763103" calcext:value-type="float">
            <text:p>1.68816168763103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1" table:formula="of:=AVERAGE([.B$309:.B$311])-(AVERAGE([.B$309:.B$311])-[.B$366])/COUNT([.A$314:.A$366])*COUNT([.A$312:.A340])" office:value-type="float" office:value="1.62063522012579" calcext:value-type="float">
            <text:p>1.62063522012579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" table:formula="of:=AVERAGE([.B$309:.B$311])-(AVERAGE([.B$309:.B$311])-[.B$366])/COUNT([.A$314:.A$366])*COUNT([.A$312:.A341])" office:value-type="float" office:value="1.55310875262055" calcext:value-type="float">
            <text:p>1.55310875262055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" table:formula="of:=AVERAGE([.B$309:.B$311])-(AVERAGE([.B$309:.B$311])-[.B$366])/COUNT([.A$314:.A$366])*COUNT([.A$312:.A342])" office:value-type="float" office:value="1.4855822851153" calcext:value-type="float">
            <text:p>1.4855822851153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" table:formula="of:=AVERAGE([.B$309:.B$311])-(AVERAGE([.B$309:.B$311])-[.B$366])/COUNT([.A$314:.A$366])*COUNT([.A$312:.A343])" office:value-type="float" office:value="1.41805581761006" calcext:value-type="float">
            <text:p>1.41805581761006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" table:formula="of:=AVERAGE([.B$309:.B$311])-(AVERAGE([.B$309:.B$311])-[.B$366])/COUNT([.A$314:.A$366])*COUNT([.A$312:.A344])" office:value-type="float" office:value="1.35052935010482" calcext:value-type="float">
            <text:p>1.35052935010482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 table:formula="of:=AVERAGE([.B$309:.B$311])-(AVERAGE([.B$309:.B$311])-[.B$366])/COUNT([.A$314:.A$366])*COUNT([.A$312:.A345])" office:value-type="float" office:value="1.28300288259958" calcext:value-type="float">
            <text:p>1.28300288259958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" table:formula="of:=AVERAGE([.B$309:.B$311])-(AVERAGE([.B$309:.B$311])-[.B$366])/COUNT([.A$314:.A$366])*COUNT([.A$312:.A346])" office:value-type="float" office:value="1.21547641509434" calcext:value-type="float">
            <text:p>1.21547641509434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 table:formula="of:=AVERAGE([.B$309:.B$311])-(AVERAGE([.B$309:.B$311])-[.B$366])/COUNT([.A$314:.A$366])*COUNT([.A$312:.A347])" office:value-type="float" office:value="1.1479499475891" calcext:value-type="float">
            <text:p>1.1479499475891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" table:formula="of:=AVERAGE([.B$309:.B$311])-(AVERAGE([.B$309:.B$311])-[.B$366])/COUNT([.A$314:.A$366])*COUNT([.A$312:.A348])" office:value-type="float" office:value="1.08042348008386" calcext:value-type="float">
            <text:p>1.08042348008386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" table:formula="of:=AVERAGE([.B$309:.B$311])-(AVERAGE([.B$309:.B$311])-[.B$366])/COUNT([.A$314:.A$366])*COUNT([.A$312:.A349])" office:value-type="float" office:value="1.01289701257862" calcext:value-type="float">
            <text:p>1.01289701257862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" table:formula="of:=AVERAGE([.B$309:.B$311])-(AVERAGE([.B$309:.B$311])-[.B$366])/COUNT([.A$314:.A$366])*COUNT([.A$312:.A350])" office:value-type="float" office:value="0.945370545073375" calcext:value-type="float">
            <text:p>0.945370545073375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" table:formula="of:=AVERAGE([.B$309:.B$311])-(AVERAGE([.B$309:.B$311])-[.B$366])/COUNT([.A$314:.A$366])*COUNT([.A$312:.A351])" office:value-type="float" office:value="0.877844077568134" calcext:value-type="float">
            <text:p>0.877844077568134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" table:formula="of:=AVERAGE([.B$309:.B$311])-(AVERAGE([.B$309:.B$311])-[.B$366])/COUNT([.A$314:.A$366])*COUNT([.A$312:.A352])" office:value-type="float" office:value="0.810317610062893" calcext:value-type="float">
            <text:p>0.810317610062893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" table:formula="of:=AVERAGE([.B$309:.B$311])-(AVERAGE([.B$309:.B$311])-[.B$366])/COUNT([.A$314:.A$366])*COUNT([.A$312:.A353])" office:value-type="float" office:value="0.742791142557652" calcext:value-type="float">
            <text:p>0.742791142557652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" table:formula="of:=AVERAGE([.B$309:.B$311])-(AVERAGE([.B$309:.B$311])-[.B$366])/COUNT([.A$314:.A$366])*COUNT([.A$312:.A354])" office:value-type="float" office:value="0.675264675052411" calcext:value-type="float">
            <text:p>0.675264675052411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" table:formula="of:=AVERAGE([.B$309:.B$311])-(AVERAGE([.B$309:.B$311])-[.B$366])/COUNT([.A$314:.A$366])*COUNT([.A$312:.A355])" office:value-type="float" office:value="0.60773820754717" calcext:value-type="float">
            <text:p>0.60773820754717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" table:formula="of:=AVERAGE([.B$309:.B$311])-(AVERAGE([.B$309:.B$311])-[.B$366])/COUNT([.A$314:.A$366])*COUNT([.A$312:.A356])" office:value-type="float" office:value="0.540211740041929" calcext:value-type="float">
            <text:p>0.540211740041929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" table:formula="of:=AVERAGE([.B$309:.B$311])-(AVERAGE([.B$309:.B$311])-[.B$366])/COUNT([.A$314:.A$366])*COUNT([.A$312:.A357])" office:value-type="float" office:value="0.472685272536688" calcext:value-type="float">
            <text:p>0.472685272536688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" table:formula="of:=AVERAGE([.B$309:.B$311])-(AVERAGE([.B$309:.B$311])-[.B$366])/COUNT([.A$314:.A$366])*COUNT([.A$312:.A358])" office:value-type="float" office:value="0.405158805031447" calcext:value-type="float">
            <text:p>0.405158805031447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" table:formula="of:=AVERAGE([.B$309:.B$311])-(AVERAGE([.B$309:.B$311])-[.B$366])/COUNT([.A$314:.A$366])*COUNT([.A$312:.A359])" office:value-type="float" office:value="0.337632337526205" calcext:value-type="float">
            <text:p>0.337632337526205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" table:formula="of:=AVERAGE([.B$309:.B$311])-(AVERAGE([.B$309:.B$311])-[.B$366])/COUNT([.A$314:.A$366])*COUNT([.A$312:.A360])" office:value-type="float" office:value="0.270105870020964" calcext:value-type="float">
            <text:p>0.270105870020964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" table:formula="of:=AVERAGE([.B$309:.B$311])-(AVERAGE([.B$309:.B$311])-[.B$366])/COUNT([.A$314:.A$366])*COUNT([.A$312:.A361])" office:value-type="float" office:value="0.202579402515723" calcext:value-type="float">
            <text:p>0.202579402515723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" table:formula="of:=AVERAGE([.B$309:.B$311])-(AVERAGE([.B$309:.B$311])-[.B$366])/COUNT([.A$314:.A$366])*COUNT([.A$312:.A362])" office:value-type="float" office:value="0.135052935010482" calcext:value-type="float">
            <text:p>0.135052935010482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" table:formula="of:=AVERAGE([.B$309:.B$311])-(AVERAGE([.B$309:.B$311])-[.B$366])/COUNT([.A$314:.A$366])*COUNT([.A$312:.A363])" office:value-type="float" office:value="0.0675264675052407" calcext:value-type="float">
            <text:p>0.0675264675052407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 table:formula="of:=AVERAGE([.B$309:.B$311])-(AVERAGE([.B$309:.B$311])-[.B$366])/COUNT([.A$314:.A$366])*COUNT([.A$312:.A364])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6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63">
      <number:hours/>
      <number:text>:</number:text>
      <number:minutes number:style="long"/>
      <number:text>:</number:text>
      <number:seconds number:style="long"/>
    </number:tim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0">
      <number:hours/>
      <number:text>:</number:text>
      <number:minutes number:style="long"/>
      <number:text> </number:text>
      <number:am-pm/>
    </number:time-style>
    <number:date-style style:name="N159">
      <number:month number:textual="true"/>
      <number:text>-</number:text>
      <number:year/>
    </number:dat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62">
      <number:hours/>
      <number:text>:</number:text>
      <number:minutes number:style="long"/>
    </number:time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58">
      <number:day/>
      <number:text>-</number:text>
      <number:month number:textual="true"/>
    </number:date-style>
    <number:time-style style:name="N129">
      <number:minutes number:style="long"/>
      <number:text>:</number:text>
      <number:seconds number:style="long"/>
    </number:time-style>
    <number:date-style style:name="N157">
      <number:day/>
      <number:text>-</number:text>
      <number:month number:textual="true"/>
      <number:text>-</number:text>
      <number:year/>
    </number:dat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6">
      <number:month/>
      <number:text>/</number:text>
      <number:day/>
      <number:text>/</number:text>
      <number:year number:style="long"/>
    </number:date-style>
    <number:time-style style:name="N127">
      <number:minutes number:style="long"/>
      <number:text>:</number:text>
      <number:seconds number:style="long" number:decimal-places="1"/>
    </number:time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number-style style:name="N125">
      <number:number number:decimal-places="5" number:min-decimal-places="5" number:min-integer-digits="1"/>
    </number:number-style>
    <number:date-style style:name="N12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4">
      <number:text-content/>
      <style:map style:condition="value()&lt;=1.7976931348623157E+308" style:apply-style-name="N124P0"/>
    </number:text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number-style style:name="N122">
      <number:number number:decimal-places="1" number:min-decimal-places="1" number:min-integer-digits="1"/>
    </number:number-style>
    <number:number-style style:name="N121">
      <number:number number:decimal-places="4" number:min-decimal-places="4" number:min-integer-digits="1"/>
    </number:number-style>
    <number:date-style style:name="N10110P0" style:volatile="true" number:language="en" number:country="CA">
      <number:day/>
      <number:text>-</number:text>
      <number:month number:textual="true"/>
      <number:text>-</number:text>
      <number:year/>
    </number:date-style>
    <number:text-style style:name="N10110" number:language="en" number:country="CA">
      <number:text-content/>
      <style:map style:condition="value()&lt;=1.7976931348623157E+308" style:apply-style-name="N10110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sha Hafner</meta:initial-creator>
    <meta:creation-date>2022-11-18T06:38:32.148257213</meta:creation-date>
    <dc:date>2022-11-18T09:25:46.819518829</dc:date>
    <dc:creator>Sasha Hafner</dc:creator>
    <meta:editing-duration>PT10M56S</meta:editing-duration>
    <meta:editing-cycles>2</meta:editing-cycles>
    <meta:generator>LibreOffice/7.3.6.2$Linux_X86_64 LibreOffice_project/30$Build-2</meta:generator>
    <meta:document-statistic meta:table-count="1" meta:cell-count="1098" meta:object-count="0"/>
  </office:meta>
</office:document-meta>
</file>